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font-name-complex="Liberation Sans"/>
    </style:style>
    <style:style style:name="P2" style:parent-style-name="Standard" style:family="paragraph">
      <style:text-properties style:font-name="Liberation Sans" style:font-name-complex="Liberation Sans"/>
    </style:style>
    <style:style style:name="P3" style:parent-style-name="Standard" style:family="paragraph">
      <style:text-properties style:font-name="Liberation Sans" style:font-name-complex="Liberation Sans"/>
    </style:style>
    <style:style style:name="P4" style:parent-style-name="Standard" style:family="paragraph">
      <style:text-properties style:font-name="Liberation Sans" style:font-name-complex="Liberation Sans"/>
    </style:style>
    <style:style style:name="T5" style:parent-style-name="DefaultParagraphFont" style:family="text">
      <style:text-properties style:font-name="Liberation Sans" style:font-name-complex="Liberation Sans" fo:font-style="italic" style:font-style-asian="italic"/>
    </style:style>
    <style:style style:name="T6" style:parent-style-name="DefaultParagraphFont" style:family="text">
      <style:text-properties style:font-name="Liberation Sans" style:font-name-complex="Liberation Sans" fo:font-weight="bold" style:font-weight-asian="bold" style:font-weight-complex="bold" fo:font-style="italic" style:font-style-asian="italic"/>
    </style:style>
    <style:style style:name="T7" style:parent-style-name="DefaultParagraphFont" style:family="text">
      <style:text-properties style:font-name="Liberation Sans" style:font-name-complex="Liberation Sans" fo:font-style="italic" style:font-style-asian="italic"/>
    </style:style>
    <style:style style:name="T8" style:parent-style-name="DefaultParagraphFont" style:family="text">
      <style:text-properties style:font-name="Liberation Sans" style:font-name-complex="Liberation Sans" fo:font-style="italic" style:font-style-asian="italic"/>
    </style:style>
    <style:style style:name="P9" style:parent-style-name="Heading1" style:family="paragraph">
      <style:text-properties fo:font-size="12pt" style:font-size-asian="12pt" style:font-size-complex="12pt"/>
    </style:style>
    <style:style style:name="T10" style:parent-style-name="DefaultParagraphFont" style:family="text">
      <style:text-properties fo:font-weight="bold" style:font-weight-asian="bold"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style:text-position="super 66.6%"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style:text-position="super 66.6%" fo:font-size="12pt" style:font-size-asian="12pt" style:font-size-complex="12pt"/>
    </style:style>
    <style:style style:name="T17" style:parent-style-name="DefaultParagraphFont" style:family="text">
      <style:text-properties fo:font-size="12pt" style:font-size-asian="12pt" style:font-size-complex="12pt"/>
    </style:style>
    <style:style style:name="P18" style:parent-style-name="Textbody" style:family="paragraph">
      <style:text-properties style:font-name-complex="Liberation Sans" fo:font-size="12pt" style:font-size-asian="12pt"/>
    </style:style>
    <style:style style:name="T19" style:parent-style-name="DefaultParagraphFont" style:family="text">
      <style:text-properties fo:font-weight="bold" style:font-weight-asian="bold" fo:font-size="12pt" style:font-size-asian="12pt" style:font-size-complex="12pt"/>
    </style:style>
    <style:style style:name="T20" style:parent-style-name="DefaultParagraphFont" style:family="text">
      <style:text-properties fo:font-weight="bold" style:font-weight-asian="bold" fo:font-size="12pt" style:font-size-asian="12pt" style:font-size-complex="12pt"/>
    </style:style>
    <style:style style:name="T21" style:parent-style-name="DefaultParagraphFont" style:family="text">
      <style:text-properties fo:font-weight="bold" style:font-weight-asian="bold"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style:text-position="super 66.6%" fo:font-size="12pt" style:font-size-asian="12pt" style:font-size-complex="12pt"/>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style:text-position="super 66.6%"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style:text-position="super 66.6%"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style:text-position="super 66.6%"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Textbody" style:family="paragraph">
      <style:text-properties style:font-name-complex="Liberation Sans" fo:font-size="12pt" style:font-size-asian="12pt"/>
    </style:style>
    <style:style style:name="T34" style:parent-style-name="DefaultParagraphFont" style:family="text">
      <style:text-properties fo:font-weight="bold" style:font-weight-asian="bold" fo:font-size="12pt" style:font-size-asian="12pt" style:font-size-complex="12pt"/>
    </style:style>
    <style:style style:name="T35" style:parent-style-name="DefaultParagraphFont" style:family="text">
      <style:text-properties fo:font-weight="bold" style:font-weight-asian="bold" fo:font-size="12pt" style:font-size-asian="12pt" style:font-size-complex="12pt"/>
    </style:style>
    <style:style style:name="T36" style:parent-style-name="DefaultParagraphFont" style:family="text">
      <style:text-properties fo:font-weight="bold" style:font-weight-asian="bold"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weight="bold" style:font-weight-asian="bold" fo:font-size="12pt" style:font-size-asian="12pt" style:font-size-complex="12pt"/>
    </style:style>
    <style:style style:name="T49" style:parent-style-name="DefaultParagraphFont" style:family="text">
      <style:text-properties fo:font-weight="bold" style:font-weight-asian="bold" fo:font-size="12pt" style:font-size-asian="12pt" style:font-size-complex="12pt"/>
    </style:style>
    <style:style style:name="T50" style:parent-style-name="DefaultParagraphFont" style:family="text">
      <style:text-properties fo:font-weight="bold" style:font-weight-asian="bold"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P57" style:parent-style-name="Textbody" style:family="paragraph">
      <style:text-properties style:font-name-complex="Liberation Sans" fo:font-size="12pt" style:font-size-asian="12pt"/>
    </style:style>
    <style:style style:name="T58" style:parent-style-name="DefaultParagraphFont" style:family="text">
      <style:text-properties fo:font-weight="bold" style:font-weight-asian="bold" fo:font-size="12pt" style:font-size-asian="12pt" style:font-size-complex="12pt"/>
    </style:style>
    <style:style style:name="T59" style:parent-style-name="DefaultParagraphFont" style:family="text">
      <style:text-properties fo:font-weight="bold" style:font-weight-asian="bold"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P62" style:parent-style-name="Textbody" style:family="paragraph">
      <style:text-properties fo:font-size="12pt" style:font-size-asian="12pt"/>
    </style:style>
    <style:style style:name="P63" style:parent-style-name="Textbody" style:family="paragraph">
      <style:text-properties fo:font-size="12pt" style:font-size-asian="12pt"/>
    </style:style>
    <style:style style:name="P64" style:parent-style-name="Textbody" style:family="paragraph">
      <style:text-properties fo:font-size="12pt" style:font-size-asian="12pt"/>
    </style:style>
    <style:style style:name="P65" style:parent-style-name="Textbody" style:family="paragraph">
      <style:text-properties fo:font-size="12pt" style:font-size-asian="12pt"/>
    </style:style>
    <style:style style:name="P66" style:parent-style-name="Textbody" style:family="paragraph">
      <style:text-properties fo:font-size="12pt" style:font-size-asian="12pt"/>
    </style:style>
    <style:style style:name="P67" style:parent-style-name="Textbody" style:family="paragraph">
      <style:text-properties fo:font-size="12pt" style:font-size-asian="12pt"/>
    </style:style>
    <style:style style:name="P68" style:parent-style-name="Textbody" style:family="paragraph">
      <style:text-properties fo:font-size="12pt" style:font-size-asian="12pt"/>
    </style:style>
    <style:style style:name="P69" style:parent-style-name="Textbody" style:family="paragraph">
      <style:text-properties fo:font-size="12pt" style:font-size-asian="12pt"/>
    </style:style>
    <style:style style:name="P70" style:parent-style-name="Heading1" style:family="paragraph">
      <style:text-properties fo:font-size="12pt" style:font-size-asian="12pt" style:font-size-complex="12pt"/>
    </style:style>
    <style:style style:name="T71" style:parent-style-name="DefaultParagraphFont" style:family="text">
      <style:text-properties fo:font-weight="bold" style:font-weight-asian="bold" fo:font-size="12pt" style:font-size-asian="12pt" style:font-size-complex="12pt"/>
    </style:style>
    <style:style style:name="T72" style:parent-style-name="DefaultParagraphFont" style:family="text">
      <style:text-properties fo:font-weight="bold" style:font-weight-asian="bold"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style:text-position="super 66.6%"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style:text-position="super 66.6%"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style:text-position="super 66.6%"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style:text-position="super 66.6%" fo:font-size="12pt" style:font-size-asian="12pt" style:font-size-complex="12pt"/>
    </style:style>
    <style:style style:name="T83" style:parent-style-name="DefaultParagraphFont" style:family="text">
      <style:text-properties fo:font-size="12pt" style:font-size-asian="12pt" style:font-size-complex="12pt"/>
    </style:style>
    <style:style style:name="P84" style:parent-style-name="Textbody" style:family="paragraph">
      <style:text-properties style:font-name-complex="Liberation Sans" fo:font-size="12pt" style:font-size-asian="12pt"/>
    </style:style>
    <style:style style:name="T85" style:parent-style-name="DefaultParagraphFont" style:family="text">
      <style:text-properties fo:font-weight="bold" style:font-weight-asian="bold" fo:font-size="12pt" style:font-size-asian="12pt" style:font-size-complex="12pt"/>
    </style:style>
    <style:style style:name="T86" style:parent-style-name="DefaultParagraphFont" style:family="text">
      <style:text-properties fo:font-weight="bold" style:font-weight-asian="bold" fo:font-size="12pt" style:font-size-asian="12pt" style:font-size-complex="12pt"/>
    </style:style>
    <style:style style:name="T87" style:parent-style-name="DefaultParagraphFont" style:family="text">
      <style:text-properties fo:font-weight="bold" style:font-weight-asian="bold"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tyle="italic" style:font-style-asian="italic"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P95" style:parent-style-name="Textbody" style:family="paragraph">
      <style:text-properties style:font-name-complex="Liberation Sans" fo:font-size="12pt" style:font-size-asian="12pt"/>
    </style:style>
    <style:style style:name="T96" style:parent-style-name="DefaultParagraphFont" style:family="text">
      <style:text-properties fo:font-weight="bold" style:font-weight-asian="bold" fo:font-size="12pt" style:font-size-asian="12pt" style:font-size-complex="12pt"/>
    </style:style>
    <style:style style:name="T97" style:parent-style-name="DefaultParagraphFont" style:family="text">
      <style:text-properties fo:font-weight="bold" style:font-weight-asian="bold" fo:font-size="12pt" style:font-size-asian="12pt" style:font-size-complex="12pt"/>
    </style:style>
    <style:style style:name="T98" style:parent-style-name="DefaultParagraphFont" style:family="text">
      <style:text-properties fo:font-weight="bold" style:font-weight-asian="bold" fo:font-size="12pt" style:font-size-asian="12pt" style:font-size-complex="12pt"/>
    </style:style>
    <style:style style:name="T99" style:parent-style-name="DefaultParagraphFont" style:family="text">
      <style:text-properties fo:font-weight="bold" style:font-weight-asian="bold"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tyle="italic" style:font-style-asian="italic" fo:font-size="12pt" style:font-size-asian="12pt"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P127" style:parent-style-name="Textbody" style:family="paragraph">
      <style:text-properties fo:font-size="12pt" style:font-size-asian="12pt"/>
    </style:style>
    <style:style style:name="P128" style:parent-style-name="Textbody" style:family="paragraph">
      <style:text-properties style:font-name-complex="Liberation Sans" fo:font-size="12pt" style:font-size-asian="12pt"/>
    </style:style>
    <style:style style:name="T129" style:parent-style-name="DefaultParagraphFont" style:family="text">
      <style:text-properties fo:font-weight="bold" style:font-weight-asian="bold" fo:font-size="12pt" style:font-size-asian="12pt" style:font-size-complex="12pt"/>
    </style:style>
    <style:style style:name="T130" style:parent-style-name="DefaultParagraphFont" style:family="text">
      <style:text-properties fo:font-weight="bold" style:font-weight-asian="bold" fo:font-size="12pt" style:font-size-asian="12pt" style:font-size-complex="12pt"/>
    </style:style>
    <style:style style:name="T131" style:parent-style-name="DefaultParagraphFont" style:family="text">
      <style:text-properties fo:font-weight="bold" style:font-weight-asian="bold"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tyle="italic" style:font-style-asian="italic"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P140" style:parent-style-name="Textbody" style:family="paragraph">
      <style:text-properties fo:font-size="12pt" style:font-size-asian="12pt"/>
    </style:style>
    <style:style style:name="P141" style:parent-style-name="Textbody" style:family="paragraph">
      <style:text-properties style:font-name-complex="Liberation Sans" fo:font-size="12pt" style:font-size-asian="12pt"/>
    </style:style>
    <style:style style:name="T142" style:parent-style-name="DefaultParagraphFont" style:family="text">
      <style:text-properties fo:font-weight="bold" style:font-weight-asian="bold" fo:font-size="12pt" style:font-size-asian="12pt" style:font-size-complex="12pt"/>
    </style:style>
    <style:style style:name="T143" style:parent-style-name="DefaultParagraphFont" style:family="text">
      <style:text-properties fo:font-weight="bold" style:font-weight-asian="bold"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style:text-position="super 66.6%" fo:font-size="12pt" style:font-size-asian="12pt" style:font-size-complex="12pt"/>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style:text-position="super 66.6%" fo:font-size="12pt" style:font-size-asian="12pt" style:font-size-complex="12pt"/>
    </style:style>
    <style:style style:name="T150" style:parent-style-name="DefaultParagraphFont" style:family="text">
      <style:text-properties fo:font-size="12pt" style:font-size-asian="12pt" style:font-size-complex="12pt"/>
    </style:style>
    <style:style style:name="P151" style:parent-style-name="Textbody" style:family="paragraph">
      <style:text-properties style:font-name-complex="Liberation Sans" fo:font-size="12pt" style:font-size-asian="12pt"/>
    </style:style>
    <style:style style:name="P152" style:parent-style-name="Normal" style:family="paragraph">
      <style:paragraph-properties fo:break-before="page"/>
      <style:text-properties fo:hyphenate="true"/>
    </style:style>
    <style:style style:name="P153" style:parent-style-name="Heading1" style:family="paragraph">
      <style:text-properties fo:font-size="12pt" style:font-size-asian="12pt" style:font-size-complex="12pt"/>
    </style:style>
    <style:style style:name="T154" style:parent-style-name="DefaultParagraphFont" style:family="text">
      <style:text-properties fo:font-weight="bold" style:font-weight-asian="bold" fo:font-size="12pt" style:font-size-asian="12pt" style:font-size-complex="12pt"/>
    </style:style>
    <style:style style:name="T155" style:parent-style-name="DefaultParagraphFont" style:family="text">
      <style:text-properties fo:font-weight="bold" style:font-weight-asian="bold" fo:font-size="12pt" style:font-size-asian="12pt" style:font-size-complex="12pt"/>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size="12pt" style:font-size-asian="12pt" style:font-size-complex="12pt"/>
    </style:style>
    <style:style style:name="T159" style:parent-style-name="DefaultParagraphFont" style:family="text">
      <style:text-properties fo:font-size="12pt" style:font-size-asian="12pt" style:font-size-complex="12pt"/>
    </style:style>
    <style:style style:name="P160" style:parent-style-name="Textbody" style:family="paragraph">
      <style:text-properties style:font-name-complex="Liberation Sans" fo:font-size="12pt" style:font-size-asian="12pt"/>
    </style:style>
    <style:style style:name="T161" style:parent-style-name="DefaultParagraphFont" style:family="text">
      <style:text-properties fo:font-weight="bold" style:font-weight-asian="bold" fo:font-size="12pt" style:font-size-asian="12pt" style:font-size-complex="12pt"/>
    </style:style>
    <style:style style:name="T162" style:parent-style-name="DefaultParagraphFont" style:family="text">
      <style:text-properties fo:font-weight="bold" style:font-weight-asian="bold" fo:font-size="12pt" style:font-size-asian="12pt" style:font-size-complex="12pt"/>
    </style:style>
    <style:style style:name="T163" style:parent-style-name="DefaultParagraphFont" style:family="text">
      <style:text-properties fo:font-weight="bold" style:font-weight-asian="bold" fo:font-size="12pt" style:font-size-asian="12pt" style:font-size-complex="12pt"/>
    </style:style>
    <style:style style:name="T164" style:parent-style-name="DefaultParagraphFont" style:family="text">
      <style:text-properties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P170" style:parent-style-name="Textbody" style:family="paragraph">
      <style:text-properties style:font-name-complex="Liberation Sans" fo:font-size="12pt" style:font-size-asian="12pt"/>
    </style:style>
    <style:style style:name="T171" style:parent-style-name="DefaultParagraphFont" style:family="text">
      <style:text-properties fo:font-weight="bold" style:font-weight-asian="bold" fo:font-size="12pt" style:font-size-asian="12pt" style:font-size-complex="12pt"/>
    </style:style>
    <style:style style:name="T172" style:parent-style-name="DefaultParagraphFont" style:family="text">
      <style:text-properties fo:font-weight="bold" style:font-weight-asian="bold" fo:font-size="12pt" style:font-size-asian="12pt" style:font-size-complex="12pt"/>
    </style:style>
    <style:style style:name="T173" style:parent-style-name="DefaultParagraphFont" style:family="text">
      <style:text-properties fo:font-weight="bold" style:font-weight-asian="bold" fo:font-size="12pt" style:font-size-asian="12pt" style:font-size-complex="12pt"/>
    </style:style>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font-size="12pt" style:font-size-asian="12pt" style:font-size-complex="12pt"/>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style:text-position="super 66.6%" fo:font-size="12pt" style:font-size-asian="12pt" style:font-size-complex="12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style:text-position="super 66.6%" fo:font-size="12pt" style:font-size-asian="12pt" style:font-size-complex="12pt"/>
    </style:style>
    <style:style style:name="T196" style:parent-style-name="DefaultParagraphFont" style:family="text">
      <style:text-properties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style:text-position="super 66.6%" fo:font-size="12pt" style:font-size-asian="12pt" style:font-size-complex="12pt"/>
    </style:style>
    <style:style style:name="T201" style:parent-style-name="DefaultParagraphFont" style:family="text">
      <style:text-properties fo:font-size="12pt" style:font-size-asian="12pt" style:font-size-complex="12pt"/>
    </style:style>
    <style:style style:name="P202" style:parent-style-name="Textbody" style:family="paragraph">
      <style:text-properties style:font-name-complex="Liberation Sans" fo:font-size="12pt" style:font-size-asian="12pt"/>
    </style:style>
    <style:style style:name="T203" style:parent-style-name="DefaultParagraphFont" style:family="text">
      <style:text-properties fo:font-weight="bold" style:font-weight-asian="bold" fo:font-size="12pt" style:font-size-asian="12pt" style:font-size-complex="12pt"/>
    </style:style>
    <style:style style:name="T204" style:parent-style-name="DefaultParagraphFont" style:family="text">
      <style:text-properties fo:font-weight="bold" style:font-weight-asian="bold"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size="12pt" style:font-size-asian="12pt" style:font-size-complex="12pt"/>
    </style:style>
    <style:style style:name="T208" style:parent-style-name="DefaultParagraphFont" style:family="text">
      <style:text-properties fo:font-size="12pt" style:font-size-asian="12pt" style:font-size-complex="12pt"/>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fo:font-size="12pt" style:font-size-asian="12pt" style:font-size-complex="12pt"/>
    </style:style>
    <style:style style:name="T211" style:parent-style-name="DefaultParagraphFont" style:family="text">
      <style:text-properties fo:font-size="12pt" style:font-size-asian="12pt" style:font-size-complex="12pt"/>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style:style>
    <style:style style:name="T217" style:parent-style-name="DefaultParagraphFont" style:family="text">
      <style:text-properties style:text-position="super 66.6%" fo:font-size="12pt" style:font-size-asian="12pt" style:font-size-complex="12pt"/>
    </style:style>
    <style:style style:name="T218" style:parent-style-name="DefaultParagraphFont" style:family="text">
      <style:text-properties fo:font-size="12pt" style:font-size-asian="12pt" style:font-size-complex="12pt"/>
    </style:style>
    <style:style style:name="T219" style:parent-style-name="DefaultParagraphFont" style:family="text">
      <style:text-properties style:text-position="super 66.6%" fo:font-size="12pt" style:font-size-asian="12pt" style:font-size-complex="12pt"/>
    </style:style>
    <style:style style:name="T220" style:parent-style-name="DefaultParagraphFont" style:family="text">
      <style:text-properties fo:font-size="12pt" style:font-size-asian="12pt" style:font-size-complex="12pt"/>
    </style:style>
    <style:style style:name="T221" style:parent-style-name="DefaultParagraphFont" style:family="text">
      <style:text-properties fo:font-size="12pt" style:font-size-asian="12pt" style:font-size-complex="12pt"/>
    </style:style>
    <style:style style:name="T222" style:parent-style-name="DefaultParagraphFont" style:family="text">
      <style:text-properties fo:font-size="12pt" style:font-size-asian="12pt" style:font-size-complex="12pt"/>
    </style:style>
    <style:style style:name="T223" style:parent-style-name="DefaultParagraphFont" style:family="text">
      <style:text-properties fo:font-size="12pt" style:font-size-asian="12pt" style:font-size-complex="12pt"/>
    </style:style>
    <style:style style:name="T224" style:parent-style-name="DefaultParagraphFont" style:family="text">
      <style:text-properties fo:font-size="12pt" style:font-size-asian="12pt" style:font-size-complex="12pt"/>
    </style:style>
    <style:style style:name="T225" style:parent-style-name="DefaultParagraphFont" style:family="text">
      <style:text-properties style:text-position="super 66.6%" fo:font-size="12pt" style:font-size-asian="12pt" style:font-size-complex="12pt"/>
    </style:style>
    <style:style style:name="T226" style:parent-style-name="DefaultParagraphFont" style:family="text">
      <style:text-properties fo:font-size="12pt" style:font-size-asian="12pt" style:font-size-complex="12pt"/>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weight="bold" style:font-weight-asian="bold" fo:font-size="12pt" style:font-size-asian="12pt" style:font-size-complex="12pt"/>
    </style:style>
    <style:style style:name="T230" style:parent-style-name="DefaultParagraphFont" style:family="text">
      <style:text-properties style:font-name-complex="Liberation Sans" fo:font-size="12pt" style:font-size-asian="12pt"/>
    </style:style>
    <style:style style:name="T231" style:parent-style-name="DefaultParagraphFont" style:family="text">
      <style:text-properties style:font-name-complex="Liberation Sans" fo:font-size="12pt" style:font-size-asian="12pt"/>
    </style:style>
    <style:style style:name="T232" style:parent-style-name="DefaultParagraphFont" style:family="text">
      <style:text-properties style:font-name-complex="Liberation Sans" style:text-position="super 66.6%" fo:font-size="12pt" style:font-size-asian="12pt"/>
    </style:style>
    <style:style style:name="T233" style:parent-style-name="DefaultParagraphFont" style:family="text">
      <style:text-properties style:font-name-complex="Liberation Sans" fo:font-size="12pt" style:font-size-asian="12pt"/>
    </style:style>
    <style:style style:name="T234" style:parent-style-name="DefaultParagraphFont" style:family="text">
      <style:text-properties style:font-name-complex="Liberation Sans" fo:font-size="12pt" style:font-size-asian="12pt"/>
    </style:style>
    <style:style style:name="T235" style:parent-style-name="DefaultParagraphFont" style:family="text">
      <style:text-properties style:font-name-complex="Liberation Sans" fo:font-size="12pt" style:font-size-asian="12pt"/>
    </style:style>
    <style:style style:name="T236" style:parent-style-name="DefaultParagraphFont" style:family="text">
      <style:text-properties style:font-name-complex="Liberation Sans" fo:font-size="12pt" style:font-size-asian="12pt"/>
    </style:style>
    <style:style style:name="T237" style:parent-style-name="DefaultParagraphFont" style:family="text">
      <style:text-properties style:font-name-complex="Liberation Sans" fo:font-size="12pt" style:font-size-asian="12pt"/>
    </style:style>
    <style:style style:name="T238" style:parent-style-name="DefaultParagraphFont" style:family="text">
      <style:text-properties style:font-name-complex="Liberation Sans" fo:font-size="12pt" style:font-size-asian="12pt"/>
    </style:style>
    <style:style style:name="T239" style:parent-style-name="DefaultParagraphFont" style:family="text">
      <style:text-properties style:font-name-complex="Liberation Sans" fo:font-style="italic" style:font-style-asian="italic" fo:font-size="12pt" style:font-size-asian="12pt"/>
    </style:style>
    <style:style style:name="T240" style:parent-style-name="DefaultParagraphFont" style:family="text">
      <style:text-properties style:font-name-complex="Liberation Sans" fo:font-size="12pt" style:font-size-asian="12pt"/>
    </style:style>
    <style:style style:name="T241" style:parent-style-name="DefaultParagraphFont" style:family="text">
      <style:text-properties style:font-name-complex="Liberation Sans" fo:font-size="12pt" style:font-size-asian="12pt"/>
    </style:style>
    <style:style style:name="T242" style:parent-style-name="DefaultParagraphFont" style:family="text">
      <style:text-properties style:font-name-complex="Liberation Sans" fo:font-size="12pt" style:font-size-asian="12pt"/>
    </style:style>
    <style:style style:name="T243" style:parent-style-name="DefaultParagraphFont" style:family="text">
      <style:text-properties style:font-name-complex="Liberation Sans" fo:font-size="12pt" style:font-size-asian="12pt"/>
    </style:style>
    <style:style style:name="T244" style:parent-style-name="DefaultParagraphFont" style:family="text">
      <style:text-properties style:font-name-complex="Liberation Sans" fo:font-size="12pt" style:font-size-asian="12pt"/>
    </style:style>
    <style:style style:name="T245" style:parent-style-name="DefaultParagraphFont" style:family="text">
      <style:text-properties style:font-name-complex="Liberation Sans" fo:font-size="12pt" style:font-size-asian="12pt"/>
    </style:style>
    <style:style style:name="T246" style:parent-style-name="DefaultParagraphFont" style:family="text">
      <style:text-properties style:font-name-complex="Liberation Sans" fo:font-size="12pt" style:font-size-asian="12pt"/>
    </style:style>
    <style:style style:name="T247" style:parent-style-name="DefaultParagraphFont" style:family="text">
      <style:text-properties style:font-name-complex="Liberation Sans" fo:font-style="italic" style:font-style-asian="italic" fo:font-size="12pt" style:font-size-asian="12pt"/>
    </style:style>
    <style:style style:name="T248" style:parent-style-name="DefaultParagraphFont" style:family="text">
      <style:text-properties style:font-name-complex="Liberation Sans" fo:font-size="12pt" style:font-size-asian="12pt"/>
    </style:style>
    <style:style style:name="T249" style:parent-style-name="DefaultParagraphFont" style:family="text">
      <style:text-properties style:font-name-complex="Liberation Sans" fo:font-size="12pt" style:font-size-asian="12pt"/>
    </style:style>
    <style:style style:name="T250" style:parent-style-name="DefaultParagraphFont" style:family="text">
      <style:text-properties style:font-name-complex="Liberation Sans" fo:font-size="12pt" style:font-size-asian="12pt"/>
    </style:style>
    <style:style style:name="T251" style:parent-style-name="DefaultParagraphFont" style:family="text">
      <style:text-properties style:font-name-complex="Liberation Sans" fo:font-size="12pt" style:font-size-asian="12pt"/>
    </style:style>
  </office:automatic-styles>
  <office:body>
    <office:text text:use-soft-page-breaks="true">
      <text:p text:style-name="P1">Analysis of Algorithms</text:p>
      <text:p text:style-name="P2">Jim Crowell</text:p>
      <text:p text:style-name="P3">CS 221</text:p>
      <text:p text:style-name="P4"/>
      <text:p text:style-name="Standard"><text:span text:style-name="T5">Defend all answers based on specific references to the code. Do not count return statements or initialization of method arguments. You are<text:s/></text:span><text:span text:style-name="T6">strongly</text:span><text:span text:style-name="T7"><text:s/>encouraged to walk through algorithms in the debugger and to add statement-counting code to given methods to test and refine your analysis. All growth functions must be in simplified t(n) = ____ format and order must be presented in proper big-O n</text:span><text:span text:style-name="T8">otation.</text:span></text:p>
      <text:h text:style-name="P9" text:outline-level="1">Algorithm: find()</text:h>
      <text:p text:style-name="Heading"><text:span text:style-name="T10">Minimum Statements. How many statements would be executed in a call to find() when the array size is zero (n == 0)?</text:span><text:span text:style-name="T11"><text:line-break/></text:span><text:span text:style-name="T12">2 – The system will establish i and set it to 0 (1</text:span><text:span text:style-name="T13">st</text:span><text:span text:style-name="T14"><text:s/>statement), it will check the value of 0 as less than array.</text:span><text:span text:style-name="T15">length (2</text:span><text:span text:style-name="T16">nd</text:span><text:span text:style-name="T17"><text:s/>statement) (and it isn’t, in this case), meaning it will exit the loop and go directly to the statement return -1, which we’re not counting. t(n)=2.</text:span></text:p>
      <text:p text:style-name="P18"/>
      <text:p text:style-name="Heading"><text:span text:style-name="T19">Best Case Scenario. Under what conditions would the minimum possible number of loop iterations</text:span><text:span text:style-name="T20"><text:s/>be executed for an array where n is large? Where would the target element be located in the array? What is the growth function under these conditions?</text:span><text:span text:style-name="T21"><text:line-break/></text:span><text:span text:style-name="T22">The conditions under which minimum possible loop iterations would be executed in an array where n is lar</text:span><text:span text:style-name="T23">ge would be: if the first element of that array is the target value. Regardless of how large n is, if array[0] is equal to value, the loop runs a total of three statements: It sets i equal to 0 (1</text:span><text:span text:style-name="T24">st</text:span><text:span text:style-name="T25">), it checks i against array.length (2</text:span><text:span text:style-name="T26">nd</text:span><text:span text:style-name="T27">), it checks array</text:span><text:span text:style-name="T28">[i] against the variable value (3</text:span><text:span text:style-name="T29">rd</text:span><text:span text:style-name="T30">), and then returns i (4</text:span><text:span text:style-name="T31">th</text:span><text:span text:style-name="T32">). Therefore, t(n) = 4.</text:span></text:p>
      <text:p text:style-name="P33"/>
      <text:p text:style-name="Heading"><text:span text:style-name="T34">Worst Case Scenario. Under what conditions would the maximum number of loop iterations be executed for an array where n is large? What would be necessary such that the lo</text:span><text:span text:style-name="T35">op cannot exit early? What is the growth function under these conditions?</text:span><text:span text:style-name="T36"><text:line-break/></text:span><text:span text:style-name="T37">Worst case scenario says that n is large, and the target “value” is not in the array. The argument passed as “value” does not need to be in the array for the function to run. Assumin</text:span><text:span text:style-name="T38">g that case, our breakdown looks like this:<text:s/></text:span><text:span text:style-name="T39"><text:line-break/></text:span><text:span text:style-name="T40">int i = 0 is 1 statement.</text:span><text:span text:style-name="T41"><text:line-break/></text:span><text:span text:style-name="T42">i &lt; array.length, i++, and if (array[i] == value) all run each time the loop repeats, with the condition check running one time extra, at the end of the loop. <text:s/></text:span><text:span text:style-name="T43"><text:line-break/></text:span><text:span text:style-name="T44">The loop is repeating n<text:s/></text:span><text:span text:style-name="T45">times, to iterate through the entire array. Therefore, the growth function is 1 + 1 + 3n.</text:span><text:span text:style-name="T46"><text:line-break/></text:span><text:span text:style-name="T47">t(n) = 3n+2.</text:span></text:p>
      <text:p text:style-name="Textbody"/>
      <text:p text:style-name="Heading"><text:span text:style-name="T48">Expected Average Case Scenario. Assuming a randomly ordered array of unique elements and the target element is in the array, where would a target elem</text:span><text:span text:style-name="T49">ent be located on average? What is the expected average number of loop iterations for a call to find()? What is the average growth function under these conditions?</text:span><text:span text:style-name="T50"><text:line-break/></text:span><text:span text:style-name="T51">Assuming a random distribution, with enough test cases, the target “value” should average<text:s/></text:span><text:soft-page-break/><text:span text:style-name="T52">ou</text:span><text:span text:style-name="T53">t to being around halfway through the array. If that is true, and the growth function above is accurate, then the expected number of loop iterations on average is equal to n/2. Therefore, one can apply the same math to the worst case growth function for th</text:span><text:span text:style-name="T54">e average case, which gives us a growth function 1 + 1 + 3(n/2) or<text:s/></text:span><text:span text:style-name="T55"><text:line-break/></text:span><text:span text:style-name="T56">t(n) = 1.5n+2.</text:span></text:p>
      <text:p text:style-name="P57"/>
      <text:p text:style-name="Heading"><text:span text:style-name="T58">What is the runtime order (big-O) of find() based on the above growth functions?</text:span><text:span text:style-name="T59"><text:line-break/></text:span><text:span text:style-name="T60">Assuming the above, of find(), and assuming I’m correct that we take the worst-case scenari</text:span><text:span text:style-name="T61">o as our grounds, O(n) = n. It’s a linear function.</text:span></text:p>
      <text:p text:style-name="P62"/>
      <text:p text:style-name="P63"/>
      <text:p text:style-name="P64">Real quick, before we move to the next algorithm, I’m going to change find()’s FOR loop into a WHILE, just to sort of check my logic here.<text:line-break/>for (int i = 0; i &lt; array.length; i++) {<text:line-break/><text:tab/>if (array[i] == value) {<text:line-break/><text:tab/><text:tab/>return i;<text:line-break/><text:tab/>}<text:line-break/>}<text:line-break/>return -1;<text:line-break/>}</text:p>
      <text:p text:style-name="P65"><text:line-break/>Is equivalent to:</text:p>
      <text:p text:style-name="P66"><text:line-break/>int i <text:s/>= 0;<text:tab/><text:tab/>//1 statement<text:line-break/>while (i &lt; array.length) { <text:s text:c="8"/>//n+1 statements (will run at least one additional time at end &amp; break loop)<text:line-break/><text:tab/>if (array[i] == value) {<text:tab/><text:tab/>//n statements<text:line-break/><text:tab/><text:tab/>return i;<text:tab/><text:tab/>//1 statement (alt. a)<text:line-break/><text:tab/>}<text:line-break/>i++<text:tab/><text:tab/><text:tab/><text:tab/>//n statements<text:line-break/>}<text:line-break/>return -1;<text:tab/><text:tab/><text:tab/><text:tab/>//1 statement (alt. b)</text:p>
      <text:p text:style-name="P67">}</text:p>
      <text:p text:style-name="P68">t(n) = 3n+3</text:p>
      <text:p text:style-name="P69"/>
      <text:soft-page-break/>
      <text:h text:style-name="P70" text:outline-level="1">Algorithm: replaceAll()</text:h>
      <text:p text:style-name="Heading"><text:span text:style-name="T71">Minimum Statements. How many statements would be executed in a call to replaceAll() when the array size is zero (n == 0)?</text:span><text:span text:style-name="T72"><text:line-break/></text:span><text:span text:style-name="T73">If the array<text:s/></text:span><text:span text:style-name="T74">size is 0, then we start with the something quite like the best case above. The program will call find(array, oldValue) (not being counted), which will go into the find() function, which will set i to 0 (1</text:span><text:span text:style-name="T75">st</text:span><text:span text:style-name="T76"><text:s/>statement), check i against array.length (2</text:span><text:span text:style-name="T77">nd</text:span><text:span text:style-name="T78"><text:s/>st</text:span><text:span text:style-name="T79">atement), assign -1 to index (3</text:span><text:span text:style-name="T80">rd</text:span><text:span text:style-name="T81"><text:s/>statement), then check index against -1 (4</text:span><text:span text:style-name="T82">th</text:span><text:span text:style-name="T83"><text:s/>statement), which will be false, and the function will end. t(n) = 4.</text:span></text:p>
      <text:p text:style-name="P84"/>
      <text:p text:style-name="Heading"><text:span text:style-name="T85">Best Case Scenario. Under what conditions would the minimum number of replaceAll() loop iterations be exec</text:span><text:span text:style-name="T86">uted for an array where n is large? What would cause the replaceAll() loop to never iterate even if n is large? What is the cost of the find() call(s) under these conditions? What is the total growth function under these conditions?</text:span><text:span text:style-name="T87"><text:line-break/></text:span><text:span text:style-name="T88">Unlike the above, this<text:s/></text:span><text:span text:style-name="T89">function does not end when it finds a target value. replaceAll() doesn’t end until it’s iterated through the entire array and checked every value against oldValue. At the very least, this is still running n times. However, replaceAll()’s WHILE loop will ne</text:span><text:span text:style-name="T90">ver trigger so long as find() doesn’t return any value other than -1. find() returns -1 as long as it doesn’t find the target value in the array. Therefore, the best case scenario for this function is that the target oldValue is not in the array at all. re</text:span><text:span text:style-name="T91">placeAll() will still iterate through array n times, but will not run any statements related to any other functions. Under best case conditions, we have conditions equivalent to find()’s<text:s/></text:span><text:span text:style-name="T92">worst</text:span><text:span text:style-name="T93"><text:s/>case conditions, meaning replaceAll()’s best case growth functi</text:span><text:span text:style-name="T94">on is t(n) = 3n+3, which should be equal to find’s 3n+2, plus an extra statement for assigning index at Line 30.</text:span></text:p>
      <text:p text:style-name="P95"/>
      <text:p text:style-name="Heading"><text:span text:style-name="T96">Worst Case Scenario. Assuming newValue and oldValue are not equal, under what conditions would the maximum number of replaceAll() loop iterati</text:span><text:span text:style-name="T97">ons be executed for an array where n is large? Note that every call to find() inside the replaceAll() loop is guaranteed to iterate a different number of times, so what would the average number of find() loop iterations be? What is the total growth functio</text:span><text:span text:style-name="T98">n under these conditions?</text:span><text:span text:style-name="T99"><text:line-break/></text:span><text:span text:style-name="T100">Assuming large n and newValue and oldValue are unequal, worst case scenario is that every element of array<text:s/></text:span><text:span text:style-name="T101">is</text:span><text:span text:style-name="T102"><text:s/>oldValue. That would mean Line 30 calls find(), which gets as far as array[0] before finding the target, oldValue. find(</text:span><text:span text:style-name="T103">) returns 0 for index, which triggers the WHILE loop.<text:s/></text:span><text:span text:style-name="T104"><text:line-break/></text:span><text:span text:style-name="T105"><text:line-break/></text:span><text:span text:style-name="T106">WHILE replaces the element at array[0] with newValue, and then runs find() again. At this point, the WHILE loop persists, as it iterates through the entire array, changing every element to newValue’s,</text:span><text:span text:style-name="T107"><text:s/>er, value. The trick is, every time the loop completes, it runs a new call to find(), which means it’s always starting at the beginning of the array and searching the entire thing to find the new value.</text:span><text:span text:style-name="T108"><text:line-break/></text:span><text:span text:style-name="T109"><text:line-break/></text:span><text:span text:style-name="T110">As noted above, the first time, it gets as far as a</text:span><text:span text:style-name="T111">rray[0]. The next time it gets to array[1], then array[2], and so on until array[n]. Each time, however, it’s setting up the FOR loop all over again. That being the case, the statement count for Line 33 would look something like:</text:span><text:span text:style-name="T112"><text:line-break/></text:span><text:span text:style-name="T113">(2+3(1)) + (2+3(2)) + (2+3</text:span><text:span text:style-name="T114">(3)) + … + (2+3(n)). In other words, Σ(i = 1, n): 3n+2.</text:span><text:span text:style-name="T115"><text:line-break/></text:span><text:span text:style-name="T116">(I’m overcomplicating this, aren’t I?)</text:span><text:span text:style-name="T117"><text:line-break/></text:span><text:soft-page-break/><text:span text:style-name="T118">That function approaches n, and so we can say we have a function running n times, inside a WHILE loop that iterates n times.</text:span><text:span text:style-name="T119"><text:line-break/></text:span><text:span text:style-name="T120"><text:line-break/></text:span><text:span text:style-name="T121">Altogether, Line 30 amounts to i =<text:s/></text:span><text:span text:style-name="T122">0 (1 statement), i &lt; array.length (+1), array[i] == value (+1), and set index = i (+1), for a total of 4 statements, just to start. The WHILE loop triggers, which gives us the condition check (n+1 times), assigning array[0] to newValue (n times), and runni</text:span><text:span text:style-name="T123">ng index again (equal to the summation above). If accurate, the growth function here becomes: t(n) = 3n+2 + Σ(i = 1, n): 3n+2.</text:span><text:span text:style-name="T124"><text:line-break/></text:span><text:span text:style-name="T125">(The LA said I was “technically right” here, and I was fragged enough of brain that I figured I would leave it and just take what</text:span><text:span text:style-name="T126">ever I get.</text:span></text:p>
      <text:p text:style-name="P127"/>
      <text:p text:style-name="P128"/>
      <text:p text:style-name="Heading"><text:span text:style-name="T129">Expected Average Case Scenario. Assuming a randomly ordered array of unique elements and oldValue is a value in the array, how many replaceAll() loop iterations will occur? How many loop iterations in calls to find()? What is the expected ave</text:span><text:span text:style-name="T130">rage growth function for a call to replaceAll()?</text:span><text:span text:style-name="T131"><text:line-break/></text:span><text:span text:style-name="T132">For a randomly ordered array with oldValue being “a value in the array” (which I will take to mean there is<text:s/></text:span><text:span text:style-name="T133">one</text:span><text:span text:style-name="T134"><text:s/>instance of it), we can assume an average location of around center of the array. Therefore, th</text:span><text:span text:style-name="T135">e first run of find takes 1 statement for i=0, and then that FOR loop will run n/2 times (because it will find its target value at the center of the array). That gives us 3(n/2)+1 (the second +1 being the extra condition check after we’ve found our target)</text:span><text:span text:style-name="T136">, for a total of 1.5n+2. <text:s/>That gives us our target value for index, which it passes back to replaceAll. replaceAll changes the value inside array (so you’ve picked up three more statements: 1 to assign index, 1 to check the WHILE condition, and 1 to change</text:span><text:span text:style-name="T137"><text:s/>the value at array[n/2]. Then find runs again, iterating through the entire array, finding nothing, and the program ends.</text:span><text:span text:style-name="T138"><text:line-break/></text:span><text:span text:style-name="T139">t(n) = 1.5n + 2 + 3 + 3n+2 (the aforementioned “worst case” for find, where it iterates through the entire array and finds nothing).</text:span></text:p>
      <text:p text:style-name="P140">Altogether, t(n) = 4.5n+7.</text:p>
      <text:p text:style-name="P141"><text:s/></text:p>
      <text:p text:style-name="Heading"><text:span text:style-name="T142">What is the runtime order (big-O) of replaceAll() based on the above growth functions?</text:span><text:span text:style-name="T143"><text:line-break/></text:span><text:span text:style-name="T144">The sigma sum above means that under worst case scenario conditions, you’re effectively running a loop that iterates through an array n time</text:span><text:span text:style-name="T145">s, and looping that loop n times as well. I wish I could phrase it better, but I’m extremely confident that the O(n) here is n</text:span><text:span text:style-name="T146">2</text:span><text:span text:style-name="T147">. I will be asking for us to discuss this in class. I can’t remember the math necessary to go from a sigma summation (if that’s e</text:span><text:span text:style-name="T148">ven right to begin with) to a base of n</text:span><text:span text:style-name="T149">2</text:span><text:span text:style-name="T150">.</text:span></text:p>
      <text:p text:style-name="P151"/>
      <text:p text:style-name="P152"/>
      <text:h text:style-name="P153" text:outline-level="1">Algorithm: sortIt()</text:h>
      <text:p text:style-name="Heading"><text:span text:style-name="T154">Minimum Statements. How many statements would be executed in a call to sortIt() when the array size is zero (n == 0) or one (n == 1)?</text:span><text:span text:style-name="T155"><text:line-break/></text:span><text:span text:style-name="T156">If array’s size is 0 or 1, then array.length is 0 or 1, so</text:span><text:span text:style-name="T157"><text:s/>the program gets as far as next=1, next&lt;array.length (FALSE), and then cuts.<text:s/></text:span><text:span text:style-name="T158"><text:line-break/></text:span><text:span text:style-name="T159">2 statements.</text:span></text:p>
      <text:p text:style-name="P160"/>
      <text:p text:style-name="Heading"><text:span text:style-name="T161">Best Case Scenario. The sortIt() outer loop depends only on n, but the inner loop is sensitive to the ordering of elements in the array and the current index of t</text:span><text:span text:style-name="T162">he outer loop. Under what conditions would the minimum number of inner loop iterations occur when n is large? What is the growth function under these conditions?</text:span><text:span text:style-name="T163"><text:line-break/></text:span><text:span text:style-name="T164">Best case scenario says you have an array that’s already in ascending order, so the WHILE loop</text:span><text:span text:style-name="T165"><text:s/>of index&gt;0 &amp;&amp; value&lt;array[index-1] never triggers. It still checks the condition, obviously, but it never actually has to go through the work of exchanging values in the array. That means next = 1 and next&lt;array.length add their usual +2 to the statement<text:s/></text:span><text:span text:style-name="T166">total, but other than that, the condition check of the FOR loop, next++, Lines 43, 44, and 45 (which we will count as one, now that we have been told we can), and 49 all execute a number of times equal to n-1. Therefore, we have 6(n-1)+2 or 6n-6+2.</text:span><text:span text:style-name="T167"><text:line-break/></text:span><text:span text:style-name="T168">t(n) =<text:s/></text:span><text:span text:style-name="T169">6n-4</text:span></text:p>
      <text:p text:style-name="P170"/>
      <text:p text:style-name="Heading"><text:span text:style-name="T171">Worst Case Scenario. The sortIt() outer loop depends only on n, but the inner loop is sensitive to the ordering of elements in the array and the current index of the outer loop. Under what conditions would the maximum number of inner loop iterations<text:s/></text:span><text:span text:style-name="T172">occur for an array where n is large? What is the average number of inner loop iterations per outer loop iteration? What is the growth function under these conditions?</text:span><text:span text:style-name="T173"><text:line-break/></text:span><text:span text:style-name="T174">Obviously, the worst thing that can happen for this algorithm is run on an array that’s i</text:span><text:span text:style-name="T175">n descending order. Blimey. Okay. That means it’s going to iterate up through the array, and the WHILE will trip every single time.</text:span><text:span text:style-name="T176"><text:line-break/></text:span><text:span text:style-name="T177">The leading questions here help quite a bit, because looking at the inner WHILE loop, that can run as few times as just 1, o</text:span><text:span text:style-name="T178">r as many as n-1 (because, again, we start at 1, not 0). So, averaging those together, ((n-1)+(1))/2 -&gt; n/2. The body of our inner WHILE loop runs an average of n/2 times. Knowing that, we can apply that to how many statements in that WHILE loop are repeat</text:span><text:span text:style-name="T179">ing. That’s three statements, the condition checks (which we’ve combined), assigning array[index] to array[index-1], and decrementing index. Therefore, the grand total of inner WHILE is 3*n/2, <text:s/>3n/2, or 1.5n. We’ll come back to that.</text:span><text:span text:style-name="T180"><text:line-break/></text:span><text:span text:style-name="T181">Additionally, the enti</text:span><text:span text:style-name="T182">re loop, the FOR containing everything, runs a total of n-1 times, because it’s iterating through the entire array. So we know we’re disturbing an n-1 to everything else. There are five lines inside the FOR (but outside the WHILE) that will repeat. The con</text:span><text:span text:style-name="T183">dition check, the increment of next, the assignment of value, the assignment of index, and the assignment of array[index] to value. 5 repeating statements, plus two extra individuals: setting next to 1 at loop’s beginning, and one final checking of the FOR</text:span><text:span text:style-name="T184"><text:s/>condition to get a false return, whereupon the loop will stop.</text:span><text:span text:style-name="T185"><text:line-break/></text:span><text:span text:style-name="T186">SO!</text:span><text:span text:style-name="T187"><text:line-break/></text:span><text:soft-page-break/><text:span text:style-name="T188">We have the following setup, assuming at least most of that is right:</text:span><text:span text:style-name="T189"><text:line-break/></text:span><text:span text:style-name="T190">2+((n-1)(3(n/2)+5). <text:s/>Crunching our parentheses, we have (n-1)(1.5n+5) = 1.5n</text:span><text:span text:style-name="T191">2</text:span><text:span text:style-name="T192">+5n-1.5n-5 =<text:s/></text:span><text:span text:style-name="T193"><text:line-break/></text:span><text:span text:style-name="T194">1.5n</text:span><text:span text:style-name="T195">2</text:span><text:span text:style-name="T196">+3.5n-5. Then we bring</text:span><text:span text:style-name="T197"><text:s/>in our constant statements for a final value of</text:span><text:span text:style-name="T198"><text:line-break/></text:span><text:span text:style-name="T199">t(n) = 1.5n</text:span><text:span text:style-name="T200">2</text:span><text:span text:style-name="T201">+3.5n-3</text:span></text:p>
      <text:p text:style-name="P202"/>
      <text:p text:style-name="Heading"><text:span text:style-name="T203">Expected Average Case Scenario. Assuming a random array of unique elements, what is the expected average number of inner loop iterations per outer loop iteration? How does it compare to<text:s/></text:span><text:span text:style-name="T204">the worst case? What is the growth function under these conditions?</text:span><text:span text:style-name="T205"><text:line-break/></text:span><text:span text:style-name="T206">Establishing something of a pattern here, an “average” distribution will be that a sortIt algorithm working about half of an array. That is to say, if you run this enough times, the total<text:s/></text:span><text:span text:style-name="T207">number of executions of the WHILE loop (reordering elements) is equal to have the size of the array. Justification for that could include that our two extremes are the WHILE loop never fires (best case), or that the WHILE loop always first (worst case), wh</text:span><text:span text:style-name="T208">ich we’ve crunched above.</text:span><text:span text:style-name="T209"><text:line-break/></text:span><text:span text:style-name="T210">At any rate, if the above assumption is true, then while the average number of inner loop iterations in worst case is n/2, and average assumes half that, that means our “coefficient” for the WHILE loop is n/4. From there, the math</text:span><text:span text:style-name="T211"><text:s/>should all be more or less the same.</text:span><text:span text:style-name="T212"><text:line-break/></text:span><text:span text:style-name="T213">n/4 multiplied by the statements within WHILE loop (3), plus the 5 statements in the FOR loop, not concerned with the WHILE loop, all of which will run (n-1) times, as the FOR loop counts up all the way through the arr</text:span><text:span text:style-name="T214">ay. Therefore:</text:span><text:span text:style-name="T215"><text:line-break/></text:span><text:span text:style-name="T216">(n-1)(3(n/4)+5) -&gt; (n-1)(3n/4+5) -&gt; (n-1)(.75n+5) -&gt; (.75n</text:span><text:span text:style-name="T217">2</text:span><text:span text:style-name="T218">+5n-.75n-5) = .75n</text:span><text:span text:style-name="T219">2</text:span><text:span text:style-name="T220">+4.25n-5</text:span><text:span text:style-name="T221"><text:line-break/></text:span><text:span text:style-name="T222">Assuming we’re right (big assumption):</text:span><text:span text:style-name="T223"><text:line-break/></text:span><text:span text:style-name="T224">t(n) = .75n</text:span><text:span text:style-name="T225">2</text:span><text:span text:style-name="T226">+4.25n-5</text:span><text:span text:style-name="T227"><text:line-break/></text:span><text:span text:style-name="T228"><text:line-break/></text:span><text:span text:style-name="T229">What is the runtime order (big-O) of sortIt() based on the above growth functions?</text:span></text:p>
      <text:p text:style-name="Textbody"><text:span text:style-name="T230">As far as</text:span><text:span text:style-name="T231"><text:s/>I can tell, this is still no larger than an O(n) of n</text:span><text:span text:style-name="T232">2</text:span><text:span text:style-name="T233">.</text:span><text:span text:style-name="T234"><text:line-break/></text:span><text:span text:style-name="T235"><text:line-break/></text:span><text:span text:style-name="T236"><text:line-break/></text:span><text:span text:style-name="T237"><text:line-break/></text:span><text:span text:style-name="T238">It’s interesting. I’ve never so enjoyed something that I didn’t understand terribly well. I’m relatively certain I’ve completely screwed this up, and usually that would make me very, very,<text:s/></text:span><text:span text:style-name="T239">very</text:span><text:span text:style-name="T240"><text:s/>an</text:span><text:span text:style-name="T241">gry. And make no mistake, it kinda does, but clearly, computer science is something I can get into, because I want so badly to learn how this works and succeed at this science; make a career of it. For now, I’ll accept it if I didn’t get a full-on F here.<text:s/></text:span><text:span text:style-name="T242">If I’m somewhere in the ballpark (like a C), I’ll feel decently not-garbage.</text:span><text:span text:style-name="T243"><text:line-break/></text:span><text:span text:style-name="T244"><text:line-break/></text:span><text:span text:style-name="T245">I’ve mostly gotten past the part where I’m angry at myself for not immediately understanding this (because I’m “supposed to be good at it”). Now I just want to learn this as best</text:span><text:span text:style-name="T246"><text:s/>as I can and<text:s/></text:span><text:span text:style-name="T247">become</text:span><text:span text:style-name="T248"><text:s/>a genius at it.</text:span><text:span text:style-name="T249"><text:line-break/></text:span><text:span text:style-name="T250"><text:line-break/></text:span><text:span text:style-name="T251">O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vior</meta:initial-creator>
    <dc:creator>Succession</dc:creator>
    <meta:creation-date>2021-02-20T01:44:00Z</meta:creation-date>
    <dc:date>2021-02-20T01:47:00Z</dc:date>
    <meta:template xlink:href="Normal.dotm" xlink:type="simple"/>
    <meta:editing-cycles>3</meta:editing-cycles>
    <meta:editing-duration>PT60S</meta:editing-duration>
    <meta:document-statistic meta:page-count="6" meta:paragraph-count="30" meta:word-count="2286" meta:character-count="15292" meta:row-count="108" meta:non-whitespace-character-count="13036"/>
  </office:meta>
</office:document-meta>
</file>